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Dashed_20__28_var_29_" svg:stroke-color="#000000" draw:fill="solid" draw:textarea-vertical-align="middle"/>
    </style:style>
    <style:style style:name="gr2" style:family="graphic" style:parent-style-name="standard">
      <style:graphic-properties svg:stroke-color="#000000" draw:fill-color="#a5a5a5" draw:textarea-horizontal-align="justify" draw:textarea-vertical-align="middle" draw:auto-grow-height="false" fo:min-height="0.1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solid" svg:stroke-color="#000000"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stroke="dash" draw:stroke-dash="Dashed_20__28_var_29_" svg:stroke-width="0.035cm" svg:stroke-color="#3465a4" draw:marker-start-width="0.253cm" draw:marker-end="Arrow" draw:marker-end-width="0.353cm" draw:fill="solid" draw:textarea-vertical-align="middle" fo:padding-top="0.143cm" fo:padding-bottom="0.143cm" fo:padding-left="0.268cm" fo:padding-right="0.2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95cm"/>
      <style:paragraph-properties style:writing-mode="lr-tb"/>
    </style:style>
    <style:style style:name="gr10" style:family="graphic" style:parent-style-name="standard">
      <style:graphic-properties draw:stroke="none" draw:fill="none" fo:min-height="0.556cm"/>
      <style:paragraph-properties style:writing-mode="lr-tb"/>
    </style:style>
    <style:style style:name="gr11" style:family="graphic" style:parent-style-name="standard">
      <style:graphic-properties draw:stroke="none" draw:fill="none" fo:min-height="1.666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1cm" fo:min-width="0cm"/>
      <style:paragraph-properties style:writing-mode="lr-tb"/>
    </style:style>
    <style:style style:name="gr14" style:family="graphic" style:parent-style-name="Arrow_20_Line">
      <style:graphic-properties draw:textarea-vertical-align="middl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draw:fill="none" fo:min-height="0.59cm"/>
      <style:paragraph-properties style:writing-mode="lr-tb"/>
    </style:style>
    <style:style style:name="gr1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0cm"/>
    </style:style>
    <style:style style:name="gr18" style:family="graphic" style:parent-style-name="Arrow_20_Line" style:list-style-name="L1">
      <style:graphic-properties draw:textarea-vertical-align="middle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objectwithoutfill">
      <style:graphic-properties svg:stroke-width="0.081cm" svg:stroke-color="#3465a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draw:fill="none" fo:min-height="0.396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objectwithoutfill">
      <style:graphic-properties svg:stroke-width="0.035cm" svg:stroke-color="#3b76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none" fo:min-height="1.177cm"/>
      <style:paragraph-properties style:writing-mode="lr-tb"/>
    </style:style>
    <style:style style:name="gr28" style:family="graphic" style:parent-style-name="standard">
      <style:graphic-properties svg:stroke-color="#000000" draw:fill="none" draw:textarea-vertical-align="middle" draw:auto-grow-height="false" fo:min-height="0.376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224cm" fo:min-width="1.024cm"/>
    </style:style>
    <style:style style:name="gr30" style:family="graphic" style:parent-style-name="standard">
      <style:graphic-properties svg:stroke-color="#000000" draw:fill="none" draw:textarea-vertical-align="middle" draw:auto-grow-height="false" fo:min-height="4.041cm" fo:min-width="0cm"/>
    </style:style>
    <style:style style:name="gr31" style:family="graphic" style:parent-style-name="standard">
      <style:graphic-properties draw:stroke="none" draw:fill="none" fo:min-height="0.557cm"/>
      <style:paragraph-properties style:writing-mode="lr-tb"/>
    </style:style>
    <style:style style:name="gr32" style:family="graphic" style:parent-style-name="standard">
      <style:graphic-properties draw:stroke="none" draw:fill="none" fo:min-height="1.111cm"/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a5a5a5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3f72a4"/>
    </style:style>
    <style:style style:name="P5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color="#7f7f7f"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ffff"/>
      <style:paragraph-properties style:writing-mode="lr-tb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end" style:writing-mode="lr-tb"/>
      <style:text-properties fo:color="#3b7600"/>
    </style:style>
    <style:style style:name="P2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style:writing-mode="lr-tb"/>
      <style:text-properties fo:color="#000000" fo:font-size="14pt" style:font-size-asian="14pt" style:font-size-complex="14pt"/>
    </style:style>
    <style:style style:name="P26" style:family="paragraph">
      <loext:graphic-properties draw:fill-color="#ffffff"/>
      <style:paragraph-properties style:writing-mode="lr-tb"/>
    </style:style>
    <style:style style:name="T1" style:family="text">
      <style:text-properties fo:color="#a5a5a5"/>
    </style:style>
    <style:style style:name="T2" style:family="text">
      <style:text-properties fo:color="#3f72a4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fo:color="#7f7f7f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7f7f7f" fo:font-size="15pt" style:font-size-asian="15pt" style:font-size-complex="15pt"/>
    </style:style>
    <style:style style:name="T6" style:family="text">
      <style:text-properties fo:color="#7f7f7f"/>
    </style:style>
    <style:style style:name="T7" style:family="text">
      <style:text-properties fo:color="#7f7f7f" fo:font-size="14pt" style:font-size-asian="14pt" style:font-size-complex="14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3b7600"/>
    </style:style>
    <style:style style:name="T14" style:family="text">
      <style:text-properties fo:color="#3b7600" fo:font-size="15pt" style:font-size-asian="15pt" style:font-size-complex="15pt"/>
    </style:style>
    <style:style style:name="T1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8.004cm" svg:y1="6.224cm" svg:x2="28.004cm" svg:y2="2.008cm">
          <text:p/>
        </draw:line>
        <draw:line draw:style-name="gr1" draw:text-style-name="P1" draw:layer="layout" svg:x1="23.654cm" svg:y1="5.977cm" svg:x2="23.654cm" svg:y2="2.116cm">
          <text:p/>
        </draw:line>
        <draw:custom-shape draw:style-name="gr2" draw:text-style-name="P2" draw:layer="layout" svg:width="0.508cm" svg:height="0.508cm" svg:x="23.419cm" svg:y="1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8.76cm" svg:height="3.806cm" svg:x="14.37cm" svg:y="1.412cm">
          <draw:text-box>
            <text:p text:style-name="P3"><text:span text:style-name="T1">Crowd model </text:span></text:p>
            <text:p text:style-name="P3"><text:span text:style-name="T1">(Vadere)</text:span></text:p>
            <text:p text:style-name="P3"><text:span text:style-name="T2"/></text:p>
            <text:p text:style-name="P3"><text:span text:style-name="T2">Mobile network model (OMNeT++)</text:span></text:p>
          </draw:text-box>
        </draw:frame>
        <draw:line draw:style-name="gr4" draw:text-style-name="P5" draw:layer="layout" svg:x1="23.927cm" svg:y1="2.242cm" svg:x2="27.772cm" svg:y2="2.242cm">
          <text:p/>
        </draw:line>
        <draw:custom-shape draw:style-name="gr2" draw:text-style-name="P2" draw:layer="layout" svg:width="0.508cm" svg:height="0.508cm" svg:x="27.771cm" svg:y="1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2.952cm" svg:y1="5.729cm" svg:x2="29.314cm" svg:y2="5.729cm">
          <text:p/>
        </draw:line>
        <draw:line draw:style-name="gr6" draw:text-style-name="P1" draw:layer="layout" svg:x1="25.051cm" svg:y1="4.421cm" svg:x2="25.051cm" svg:y2="4.064cm">
          <text:p/>
        </draw:line>
        <draw:line draw:style-name="gr6" draw:text-style-name="P1" draw:layer="layout" svg:x1="24.787cm" svg:y1="4.421cm" svg:x2="24.787cm" svg:y2="4.064cm">
          <text:p/>
        </draw:line>
        <draw:line draw:style-name="gr6" draw:text-style-name="P1" draw:layer="layout" svg:x1="26.501cm" svg:y1="4.422cm" svg:x2="26.501cm" svg:y2="4.065cm">
          <text:p/>
        </draw:line>
        <draw:line draw:style-name="gr6" draw:text-style-name="P1" draw:layer="layout" svg:x1="26.105cm" svg:y1="4.423cm" svg:x2="26.105cm" svg:y2="4.066cm">
          <text:p/>
        </draw:line>
        <draw:line draw:style-name="gr7" draw:text-style-name="P1" draw:layer="layout" svg:x1="27.8cm" svg:y1="2.337cm" svg:x2="23.888cm" svg:y2="4.115cm">
          <text:p/>
        </draw:line>
        <draw:line draw:style-name="gr8" draw:text-style-name="P1" draw:layer="layout" svg:x1="24.59cm" svg:y1="4.41cm" svg:x2="24.59cm" svg:y2="2.242cm">
          <text:p/>
        </draw:line>
        <draw:frame draw:style-name="gr9" draw:text-style-name="P6" draw:layer="layout" svg:width="8.89cm" svg:height="3.145cm" svg:x="22.212cm" svg:y="0.592cm">
          <draw:text-box>
            <text:p><text:span text:style-name="T3"/></text:p>
            <text:p><text:span text:style-name="T4"><text:s text:c="6"/></text:span><text:span text:style-name="T5"><text:s/></text:span><text:span text:style-name="T5">X <text:s text:c="3"/>X <text:s text:c="20"/>X</text:span><text:span text:style-name="T6"> </text:span></text:p>
          </draw:text-box>
        </draw:frame>
        <draw:frame draw:style-name="gr10" draw:text-style-name="P7" draw:layer="layout" svg:width="2.029cm" svg:height="0.806cm" svg:x="23.625cm" svg:y="1.412cm">
          <draw:text-box>
            <text:p><text:span text:style-name="T7">n <text:s text:c="4"/>e</text:span></text:p>
          </draw:text-box>
        </draw:frame>
        <draw:frame draw:style-name="gr11" draw:text-style-name="P7" draw:layer="layout" svg:width="1.452cm" svg:height="1.916cm" svg:x="28.026cm" svg:y="1.416cm">
          <draw:text-box>
            <text:p><text:span text:style-name="T7">n+1</text:span></text:p>
          </draw:text-box>
        </draw:frame>
        <draw:frame draw:style-name="gr12" draw:text-style-name="P9" draw:layer="layout" svg:width="4.055cm" svg:height="1.195cm" svg:x="24.461cm" svg:y="4.364cm">
          <draw:text-box>
            <text:p text:style-name="P8"><text:span text:style-name="T3">Event e </text:span></text:p>
            <text:p text:style-name="P8"><text:span text:style-name="T8">(packet transmission)</text:span></text:p>
          </draw:text-box>
        </draw:frame>
        <draw:custom-shape draw:style-name="gr13" draw:text-style-name="P10" draw:layer="layout" svg:width="0.508cm" svg:height="0.508cm" svg:x="27.772cm" svg:y="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508cm" svg:height="0.508cm" svg:x="23.42cm" svg:y="3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3.928cm" svg:y1="4.264cm" svg:x2="27.8cm" svg:y2="4.264cm">
          <text:p/>
        </draw:line>
        <draw:line draw:style-name="gr6" draw:text-style-name="P1" draw:layer="layout" svg:x1="24.405cm" svg:y1="4.424cm" svg:x2="24.405cm" svg:y2="4.067cm">
          <text:p/>
        </draw:line>
        <draw:line draw:style-name="gr1" draw:text-style-name="P1" draw:layer="layout" svg:x1="24.587cm" svg:y1="5.934cm" svg:x2="24.587cm" svg:y2="4.364cm">
          <text:p/>
        </draw:line>
        <draw:measure draw:style-name="gr14" draw:text-style-name="P12" draw:layer="measurelines" svg:x1="23.654cm" svg:y1="7.029cm" svg:x2="24.587cm" svg:y2="7.029cm">
          <text:p text:style-name="P11"><text:span text:style-name="T9"><text:s/></text:span></text:p>
        </draw:measure>
        <draw:frame draw:style-name="gr15" draw:text-style-name="P13" draw:layer="layout" svg:width="0.762cm" svg:height="0.962cm" svg:x="23.685cm" svg:y="5.572cm">
          <draw:text-box>
            <text:p><text:span text:style-name="T10">t</text:span></text:p>
          </draw:text-box>
        </draw:frame>
        <draw:frame draw:style-name="gr16" draw:text-style-name="P14" draw:layer="layout" svg:width="0.798cm" svg:height="0.84cm" svg:x="23.838cm" svg:y="5.824cm">
          <draw:text-box>
            <text:p><text:span text:style-name="T11">e</text:span></text:p>
          </draw:text-box>
        </draw:frame>
        <draw:custom-shape draw:style-name="gr17" draw:text-style-name="P15" draw:layer="layout" svg:width="0.254cm" svg:height="0.508cm" svg:x="24.498cm" svg:y="6.334cm">
          <text:p/>
          <draw:enhanced-geometry svg:viewBox="0 0 21600 21600" draw:type="rectangle" draw:enhanced-path="M 0 0 L 21600 0 21600 21600 0 21600 0 0 Z N"/>
        </draw:custom-shape>
        <draw:measure draw:style-name="gr18" draw:text-style-name="P16" draw:layer="measurelines" svg:x1="23.66cm" svg:y1="7.238cm" svg:x2="28.011cm" svg:y2="7.238cm">
          <text:p><text:measure text:kind="gap"/></text:p>
        </draw:measure>
        <draw:frame draw:style-name="gr11" draw:text-style-name="P17" draw:layer="layout" svg:width="1.447cm" svg:height="1.916cm" svg:x="25.591cm" svg:y="5.821cm">
          <draw:text-box>
            <text:p><text:span text:style-name="T10">t</text:span></text:p>
          </draw:text-box>
        </draw:frame>
        <draw:frame draw:style-name="gr19" draw:text-style-name="P18" draw:layer="layout" svg:width="1.999cm" svg:height="0.999cm" svg:x="24.27cm" svg:y="5.0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19" draw:layer="layout" svg:width="10.762cm" svg:height="2.384cm" svg:x="18.194cm" svg:y="7.128cm">
          <draw:text-box>
            <text:p>Model time step <text:s text:c="2"/>t <text:s text:c="22"/>t <text:s text:c="40"/></text:p>
          </draw:text-box>
        </draw:frame>
        <draw:frame draw:style-name="gr16" draw:text-style-name="P17" draw:layer="layout" svg:width="2.394cm" svg:height="0.84cm" svg:x="28.27cm" svg:y="1.984cm">
          <draw:text-box>
            <text:p><text:span text:style-name="T5">Position</text:span></text:p>
          </draw:text-box>
        </draw:frame>
        <draw:line draw:style-name="gr21" draw:text-style-name="P1" draw:layer="layout" svg:x1="24.587cm" svg:y1="4.564cm" svg:x2="24.587cm" svg:y2="3.965cm">
          <text:p/>
        </draw:line>
        <draw:frame draw:style-name="gr22" draw:text-style-name="P21" draw:layer="layout" svg:width="0.762cm" svg:height="0.646cm" svg:x="9.739cm" svg:y="4.68cm">
          <draw:text-box>
            <text:p text:style-name="P20"><text:span text:style-name="T12">∆ </text:span></text:p>
          </draw:text-box>
        </draw:frame>
        <draw:line draw:style-name="gr5" draw:text-style-name="P1" draw:layer="layout" svg:x1="7.452cm" svg:y1="5.229cm" svg:x2="13.814cm" svg:y2="5.229cm">
          <text:p/>
        </draw:line>
        <draw:line draw:style-name="gr23" draw:text-style-name="P1" draw:layer="layout" svg:x1="7.718cm" svg:y1="5.442cm" svg:x2="7.718cm" svg:y2="4.934cm">
          <text:p/>
        </draw:line>
        <draw:line draw:style-name="gr23" draw:text-style-name="P1" draw:layer="layout" svg:x1="8.418cm" svg:y1="5.442cm" svg:x2="8.418cm" svg:y2="4.934cm">
          <text:p/>
        </draw:line>
        <draw:line draw:style-name="gr23" draw:text-style-name="P1" draw:layer="layout" svg:x1="9.118cm" svg:y1="5.442cm" svg:x2="9.118cm" svg:y2="4.934cm">
          <text:p/>
        </draw:line>
        <draw:line draw:style-name="gr23" draw:text-style-name="P1" draw:layer="layout" svg:x1="9.818cm" svg:y1="5.442cm" svg:x2="9.818cm" svg:y2="4.934cm">
          <text:p/>
        </draw:line>
        <draw:line draw:style-name="gr23" draw:text-style-name="P1" draw:layer="layout" svg:x1="10.518cm" svg:y1="5.442cm" svg:x2="10.518cm" svg:y2="4.934cm">
          <text:p/>
        </draw:line>
        <draw:line draw:style-name="gr23" draw:text-style-name="P1" draw:layer="layout" svg:x1="11.218cm" svg:y1="5.442cm" svg:x2="11.218cm" svg:y2="4.934cm">
          <text:p/>
        </draw:line>
        <draw:line draw:style-name="gr23" draw:text-style-name="P1" draw:layer="layout" svg:x1="11.918cm" svg:y1="5.442cm" svg:x2="11.918cm" svg:y2="4.934cm">
          <text:p/>
        </draw:line>
        <draw:line draw:style-name="gr23" draw:text-style-name="P1" draw:layer="layout" svg:x1="12.618cm" svg:y1="5.442cm" svg:x2="12.618cm" svg:y2="4.934cm">
          <text:p/>
        </draw:line>
        <draw:frame draw:style-name="gr24" draw:text-style-name="P6" draw:layer="layout" svg:width="7.112cm" svg:height="1.673cm" svg:x="2.144cm" svg:y="4.728cm">
          <draw:text-box>
            <text:p>Model time step <text:s/></text:p>
          </draw:text-box>
        </draw:frame>
        <draw:frame draw:style-name="gr25" draw:text-style-name="P22" draw:layer="layout" svg:width="7.22cm" svg:height="2.384cm" svg:x="-0.254cm" svg:y="1.026cm">
          <draw:text-box>
            <text:p text:style-name="P3"><text:span text:style-name="T13">Route recommendation algorithm time step (flowcontrol)</text:span></text:p>
          </draw:text-box>
        </draw:frame>
        <draw:line draw:style-name="gr5" draw:text-style-name="P1" draw:layer="layout" svg:x1="7.452cm" svg:y1="2.029cm" svg:x2="13.814cm" svg:y2="2.029cm">
          <text:p/>
        </draw:line>
        <draw:line draw:style-name="gr23" draw:text-style-name="P1" draw:layer="layout" svg:x1="7.718cm" svg:y1="2.242cm" svg:x2="7.718cm" svg:y2="1.734cm">
          <text:p/>
        </draw:line>
        <draw:line draw:style-name="gr23" draw:text-style-name="P1" draw:layer="layout" svg:x1="9.818cm" svg:y1="2.242cm" svg:x2="9.818cm" svg:y2="1.734cm">
          <text:p/>
        </draw:line>
        <draw:line draw:style-name="gr23" draw:text-style-name="P1" draw:layer="layout" svg:x1="11.918cm" svg:y1="2.242cm" svg:x2="11.918cm" svg:y2="1.734cm">
          <text:p/>
        </draw:line>
        <draw:line draw:style-name="gr26" draw:text-style-name="P1" draw:layer="layout" svg:x1="7.718cm" svg:y1="2.242cm" svg:x2="7.718cm" svg:y2="5.034cm">
          <text:p/>
        </draw:line>
        <draw:line draw:style-name="gr26" draw:text-style-name="P1" draw:layer="layout" svg:x1="9.818cm" svg:y1="2.233cm" svg:x2="9.818cm" svg:y2="5.025cm">
          <text:p/>
        </draw:line>
        <draw:line draw:style-name="gr26" draw:text-style-name="P1" draw:layer="layout" svg:x1="11.918cm" svg:y1="2.224cm" svg:x2="11.918cm" svg:y2="5.016cm">
          <text:p/>
        </draw:line>
        <draw:frame draw:style-name="gr27" draw:text-style-name="P23" draw:layer="layout" svg:width="5.481cm" svg:height="1.427cm" svg:x="11.929cm" svg:y="2.604cm">
          <draw:text-box>
            <text:p><text:span text:style-name="T14">Recommen-</text:span></text:p>
            <text:p><text:span text:style-name="T14">dation</text:span></text:p>
          </draw:text-box>
        </draw:frame>
        <draw:custom-shape draw:style-name="gr28" draw:text-style-name="P24" draw:layer="layout" svg:width="0.408cm" svg:height="0.686cm" draw:transform="rotate (1.5707963267949) translate (9.818cm 5.85cm)">
          <text:p/>
          <draw:enhanced-geometry svg:viewBox="0 0 21600 21600" draw:glue-points="21600 0 0 10800 21600 21600" draw:text-areas="13800 ?f9 21600 ?f10" draw:type="left-brace" draw:modifiers="3100.88495575221 11320.35398230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5" draw:layer="layout" svg:width="1.524cm" svg:height="0.474cm" svg:x="24.014cm" svg:y="6.6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0.408cm" svg:height="4.343cm" draw:transform="rotate (1.5707963267949) translate (23.658cm 7.128cm)">
          <text:p/>
          <draw:enhanced-geometry svg:viewBox="0 0 21600 21600" draw:glue-points="21600 0 0 10800 21600 21600" draw:text-areas="13800 ?f9 21600 ?f10" draw:type="left-brace" draw:modifiers="425.092250922509 11320.35398230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17" draw:layer="layout" svg:width="0.642cm" svg:height="0.807cm" svg:x="9.968cm" svg:y="4.535cm">
          <draw:text-box>
            <text:p><text:span text:style-name="T10">t</text:span></text:p>
          </draw:text-box>
        </draw:frame>
        <draw:line draw:style-name="gr23" draw:text-style-name="P1" draw:layer="layout" svg:x1="10.171cm" svg:y1="5.842cm" svg:x2="10.171cm" svg:y2="8.382cm">
          <text:p/>
        </draw:line>
        <draw:line draw:style-name="gr23" draw:text-style-name="P1" draw:layer="layout" svg:x1="25.944cm" svg:y1="8.382cm" svg:x2="10.171cm" svg:y2="8.382cm">
          <text:p/>
        </draw:line>
        <draw:line draw:style-name="gr23" draw:text-style-name="P1" draw:layer="layout" svg:x1="25.944cm" svg:y1="7.138cm" svg:x2="25.944cm" svg:y2="8.382cm">
          <text:p/>
        </draw:line>
        <draw:frame draw:style-name="gr32" draw:text-style-name="P25" draw:layer="layout" svg:width="6.038cm" svg:height="1.361cm" svg:x="23.526cm" svg:y="7.312cm">
          <draw:text-box>
            <text:p><text:span text:style-name="T15">n <text:s text:c="27"/>n+1</text:span></text:p>
          </draw:text-box>
        </draw:frame>
        <draw:frame draw:style-name="gr22" draw:text-style-name="P21" draw:layer="layout" svg:width="0.762cm" svg:height="0.646cm" svg:x="25.349cm" svg:y="5.944cm">
          <draw:text-box>
            <text:p text:style-name="P20"><text:span text:style-name="T12">∆ 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9.6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848cm" svg:x="1cm" svg:y="4.848cm"/>
      <draw:page-thumbnail draw:layer="backgroundobjects" svg:width="8.999cm" svg:height="2.848cm" svg:x="1cm" svg:y="13.424cm"/>
      <draw:page-thumbnail draw:layer="backgroundobjects" svg:width="8.999cm" svg:height="2.848cm" svg:x="1cm" svg:y="22cm"/>
      <draw:page-thumbnail draw:layer="backgroundobjects" svg:width="8.999cm" svg:height="2.848cm" svg:x="11cm" svg:y="4.848cm"/>
      <draw:page-thumbnail draw:layer="backgroundobjects" svg:width="8.999cm" svg:height="2.848cm" svg:x="11cm" svg:y="13.424cm"/>
      <draw:page-thumbnail draw:layer="backgroundobjects" svg:width="8.999cm" svg:height="2.848cm" svg:x="11cm" svg:y="2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6T15:19:41.298120498</meta:creation-date>
    <dc:date>2024-02-07T11:20:20.862722741</dc:date>
    <meta:editing-duration>PT45M33S</meta:editing-duration>
    <meta:editing-cycles>14</meta:editing-cycles>
    <meta:generator>LibreOffice/6.4.7.2$Linux_X86_64 LibreOffice_project/40$Build-2</meta:generator>
    <meta:document-statistic meta:object-count="84"/>
  </office:meta>
</office:document-meta>
</file>

<file path=Object 1/content.xml><?xml version="1.0" encoding="utf-8"?>
<math xmlns="http://www.w3.org/1998/Math/MathML" display="block"/>
</file>